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6.72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946cm"/>
    </style:style>
    <style:style style:name="co10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Hoja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1</text:p>
          </table:table-cell>
          <table:table-cell table:style-name="ce1" office:value-type="string" calcext:value-type="string">
            <text:p>Apellido2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Concello</text:p>
          </table:table-cell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Lista</text:p>
          </table:table-cell>
          <table:table-cell table:style-name="ce1" office:value-type="string" calcext:value-type="string">
            <text:p>Nombre2</text:p>
          </table:table-cell>
          <table:table-cell table:style-name="ce1" office:value-type="string" calcext:value-type="string">
            <text:p>Apell12</text:p>
          </table:table-cell>
          <table:table-cell table:style-name="ce1" office:value-type="string" calcext:value-type="string">
            <text:p>Correo electrónico</text:p>
          </table:table-cell>
          <table:table-cell table:style-name="ce1" office:value-type="string" calcext:value-type="string">
            <text:p>Letra NIF</text:p>
          </table:table-cell>
          <table:table-cell table:style-name="ce1" office:value-type="string" calcext:value-type="string">
            <text:p>Nº NIF</text:p>
          </table:table-cell>
        </table:table-row>
        <table:table-row table:style-name="ro2">
          <table:table-cell office:value-type="string" calcext:value-type="string">
            <text:p>Saúl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Dí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arón</text:p>
          </table:table-cell>
          <table:table-cell office:value-type="string" calcext:value-type="string">
            <text:p>16.440.000-Z</text:p>
          </table:table-cell>
          <table:table-cell/>
          <table:table-cell table:formula="of:=SUBSTITUTE(SUBSTITUTE(SUBSTITUTE(SUBSTITUTE(SUBSTITUTE(SUBSTITUTE(LOWER([.A2]);&quot;á&quot;;&quot;a&quot;);&quot;é&quot;;&quot;e&quot;);&quot;í&quot;;&quot;i&quot;);&quot;ó&quot;;&quot;o&quot;);&quot;ú&quot;;&quot;u&quot;);&quot;ñ&quot;;&quot;n&quot;)" office:value-type="string" office:string-value="saul" calcext:value-type="string">
            <text:p>saul</text:p>
          </table:table-cell>
          <table:table-cell table:formula="of:=SUBSTITUTE(SUBSTITUTE(SUBSTITUTE(SUBSTITUTE(SUBSTITUTE(SUBSTITUTE(LOWER([.B2]);&quot;á&quot;;&quot;a&quot;);&quot;é&quot;;&quot;e&quot;);&quot;í&quot;;&quot;i&quot;);&quot;ó&quot;;&quot;o&quot;);&quot;ú&quot;;&quot;u&quot;);&quot;ñ&quot;;&quot;n&quot;)" office:value-type="string" office:string-value="alvarez" calcext:value-type="string">
            <text:p>alvar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eli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67.340.000-W</text:p>
          </table:table-cell>
          <table:table-cell/>
          <table:table-cell table:formula="of:=SUBSTITUTE(SUBSTITUTE(SUBSTITUTE(SUBSTITUTE(SUBSTITUTE(SUBSTITUTE(LOWER([.A3]);&quot;á&quot;;&quot;a&quot;);&quot;é&quot;;&quot;e&quot;);&quot;í&quot;;&quot;i&quot;);&quot;ó&quot;;&quot;o&quot;);&quot;ú&quot;;&quot;u&quot;);&quot;ñ&quot;;&quot;n&quot;)" office:value-type="string" office:string-value="camelia" calcext:value-type="string">
            <text:p>camelia</text:p>
          </table:table-cell>
          <table:table-cell table:formula="of:=SUBSTITUTE(SUBSTITUTE(SUBSTITUTE(SUBSTITUTE(SUBSTITUTE(SUBSTITUTE(LOWER([.B3]);&quot;á&quot;;&quot;a&quot;);&quot;é&quot;;&quot;e&quot;);&quot;í&quot;;&quot;i&quot;);&quot;ó&quot;;&quot;o&quot;);&quot;ú&quot;;&quot;u&quot;);&quot;ñ&quot;;&quot;n&quot;)" office:value-type="string" office:string-value="martin" calcext:value-type="string">
            <text:p>mart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mundo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300.150-T</text:p>
          </table:table-cell>
          <table:table-cell/>
          <table:table-cell table:formula="of:=SUBSTITUTE(SUBSTITUTE(SUBSTITUTE(SUBSTITUTE(SUBSTITUTE(SUBSTITUTE(LOWER([.A4]);&quot;á&quot;;&quot;a&quot;);&quot;é&quot;;&quot;e&quot;);&quot;í&quot;;&quot;i&quot;);&quot;ó&quot;;&quot;o&quot;);&quot;ú&quot;;&quot;u&quot;);&quot;ñ&quot;;&quot;n&quot;)" office:value-type="string" office:string-value="edmundo" calcext:value-type="string">
            <text:p>edmundo</text:p>
          </table:table-cell>
          <table:table-cell table:formula="of:=SUBSTITUTE(SUBSTITUTE(SUBSTITUTE(SUBSTITUTE(SUBSTITUTE(SUBSTITUTE(LOWER([.B4]);&quot;á&quot;;&quot;a&quot;);&quot;é&quot;;&quot;e&quot;);&quot;í&quot;;&quot;i&quot;);&quot;ó&quot;;&quot;o&quot;);&quot;ú&quot;;&quot;u&quot;);&quot;ñ&quot;;&quot;n&quot;)" office:value-type="string" office:string-value="rodriguez" calcext:value-type="string">
            <text:p>rodrigu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que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As Somozas</text:p>
          </table:table-cell>
          <table:table-cell office:value-type="string" calcext:value-type="string">
            <text:p>26.440.000-M</text:p>
          </table:table-cell>
          <table:table-cell/>
          <table:table-cell table:formula="of:=SUBSTITUTE(SUBSTITUTE(SUBSTITUTE(SUBSTITUTE(SUBSTITUTE(SUBSTITUTE(LOWER([.A5]);&quot;á&quot;;&quot;a&quot;);&quot;é&quot;;&quot;e&quot;);&quot;í&quot;;&quot;i&quot;);&quot;ó&quot;;&quot;o&quot;);&quot;ú&quot;;&quot;u&quot;);&quot;ñ&quot;;&quot;n&quot;)" office:value-type="string" office:string-value="roque" calcext:value-type="string">
            <text:p>roque</text:p>
          </table:table-cell>
          <table:table-cell table:formula="of:=SUBSTITUTE(SUBSTITUTE(SUBSTITUTE(SUBSTITUTE(SUBSTITUTE(SUBSTITUTE(LOWER([.B5]);&quot;á&quot;;&quot;a&quot;);&quot;é&quot;;&quot;e&quot;);&quot;í&quot;;&quot;i&quot;);&quot;ó&quot;;&quot;o&quot;);&quot;ú&quot;;&quot;u&quot;);&quot;ñ&quot;;&quot;n&quot;)" office:value-type="string" office:string-value="perez" calcext:value-type="string">
            <text:p>per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inia</text:p>
          </table:table-cell>
          <table:table-cell office:value-type="string" calcext:value-type="string">
            <text:p>Muñiz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oeche</text:p>
          </table:table-cell>
          <table:table-cell office:value-type="string" calcext:value-type="string">
            <text:p>7.180.000-K</text:p>
          </table:table-cell>
          <table:table-cell/>
          <table:table-cell table:formula="of:=SUBSTITUTE(SUBSTITUTE(SUBSTITUTE(SUBSTITUTE(SUBSTITUTE(SUBSTITUTE(LOWER([.A6]);&quot;á&quot;;&quot;a&quot;);&quot;é&quot;;&quot;e&quot;);&quot;í&quot;;&quot;i&quot;);&quot;ó&quot;;&quot;o&quot;);&quot;ú&quot;;&quot;u&quot;);&quot;ñ&quot;;&quot;n&quot;)" office:value-type="string" office:string-value="higinia" calcext:value-type="string">
            <text:p>higinia</text:p>
          </table:table-cell>
          <table:table-cell table:formula="of:=SUBSTITUTE(SUBSTITUTE(SUBSTITUTE(SUBSTITUTE(SUBSTITUTE(SUBSTITUTE(LOWER([.B6]);&quot;á&quot;;&quot;a&quot;);&quot;é&quot;;&quot;e&quot;);&quot;í&quot;;&quot;i&quot;);&quot;ó&quot;;&quot;o&quot;);&quot;ú&quot;;&quot;u&quot;);&quot;ñ&quot;;&quot;n&quot;)" office:value-type="string" office:string-value="muniz" calcext:value-type="string">
            <text:p>muni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Fene</text:p>
          </table:table-cell>
          <table:table-cell office:value-type="string" calcext:value-type="string">
            <text:p>17.809-F</text:p>
          </table:table-cell>
          <table:table-cell/>
          <table:table-cell table:formula="of:=SUBSTITUTE(SUBSTITUTE(SUBSTITUTE(SUBSTITUTE(SUBSTITUTE(SUBSTITUTE(LOWER([.A7]);&quot;á&quot;;&quot;a&quot;);&quot;é&quot;;&quot;e&quot;);&quot;í&quot;;&quot;i&quot;);&quot;ó&quot;;&quot;o&quot;);&quot;ú&quot;;&quot;u&quot;);&quot;ñ&quot;;&quot;n&quot;)" office:value-type="string" office:string-value="lucas" calcext:value-type="string">
            <text:p>lucas</text:p>
          </table:table-cell>
          <table:table-cell table:formula="of:=SUBSTITUTE(SUBSTITUTE(SUBSTITUTE(SUBSTITUTE(SUBSTITUTE(SUBSTITUTE(LOWER([.B7]);&quot;á&quot;;&quot;a&quot;);&quot;é&quot;;&quot;e&quot;);&quot;í&quot;;&quot;i&quot;);&quot;ó&quot;;&quot;o&quot;);&quot;ú&quot;;&quot;u&quot;);&quot;ñ&quot;;&quot;n&quot;)" office:value-type="string" office:string-value="alvarez" calcext:value-type="string">
            <text:p>alvar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Domíngu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eda</text:p>
          </table:table-cell>
          <table:table-cell office:value-type="string" calcext:value-type="string">
            <text:p>16.370.000-A</text:p>
          </table:table-cell>
          <table:table-cell/>
          <table:table-cell table:formula="of:=SUBSTITUTE(SUBSTITUTE(SUBSTITUTE(SUBSTITUTE(SUBSTITUTE(SUBSTITUTE(LOWER([.A8]);&quot;á&quot;;&quot;a&quot;);&quot;é&quot;;&quot;e&quot;);&quot;í&quot;;&quot;i&quot;);&quot;ó&quot;;&quot;o&quot;);&quot;ú&quot;;&quot;u&quot;);&quot;ñ&quot;;&quot;n&quot;)" office:value-type="string" office:string-value="bruno" calcext:value-type="string">
            <text:p>bruno</text:p>
          </table:table-cell>
          <table:table-cell table:formula="of:=SUBSTITUTE(SUBSTITUTE(SUBSTITUTE(SUBSTITUTE(SUBSTITUTE(SUBSTITUTE(LOWER([.B8]);&quot;á&quot;;&quot;a&quot;);&quot;é&quot;;&quot;e&quot;);&quot;í&quot;;&quot;i&quot;);&quot;ó&quot;;&quot;o&quot;);&quot;ú&quot;;&quot;u&quot;);&quot;ñ&quot;;&quot;n&quot;)" office:value-type="string" office:string-value="jimenez" calcext:value-type="string">
            <text:p>jimen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ana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4.730.000-G</text:p>
          </table:table-cell>
          <table:table-cell/>
          <table:table-cell table:formula="of:=SUBSTITUTE(SUBSTITUTE(SUBSTITUTE(SUBSTITUTE(SUBSTITUTE(SUBSTITUTE(LOWER([.A9]);&quot;á&quot;;&quot;a&quot;);&quot;é&quot;;&quot;e&quot;);&quot;í&quot;;&quot;i&quot;);&quot;ó&quot;;&quot;o&quot;);&quot;ú&quot;;&quot;u&quot;);&quot;ñ&quot;;&quot;n&quot;)" office:value-type="string" office:string-value="juana" calcext:value-type="string">
            <text:p>juana</text:p>
          </table:table-cell>
          <table:table-cell table:formula="of:=SUBSTITUTE(SUBSTITUTE(SUBSTITUTE(SUBSTITUTE(SUBSTITUTE(SUBSTITUTE(LOWER([.B9]);&quot;á&quot;;&quot;a&quot;);&quot;é&quot;;&quot;e&quot;);&quot;í&quot;;&quot;i&quot;);&quot;ó&quot;;&quot;o&quot;);&quot;ú&quot;;&quot;u&quot;);&quot;ñ&quot;;&quot;n&quot;)" office:value-type="string" office:string-value="fernandez" calcext:value-type="string">
            <text:p>fernand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orinda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ugardos</text:p>
          </table:table-cell>
          <table:table-cell office:value-type="string" calcext:value-type="string">
            <text:p>22.120.000-A</text:p>
          </table:table-cell>
          <table:table-cell/>
          <table:table-cell table:formula="of:=SUBSTITUTE(SUBSTITUTE(SUBSTITUTE(SUBSTITUTE(SUBSTITUTE(SUBSTITUTE(LOWER([.A10]);&quot;á&quot;;&quot;a&quot;);&quot;é&quot;;&quot;e&quot;);&quot;í&quot;;&quot;i&quot;);&quot;ó&quot;;&quot;o&quot;);&quot;ú&quot;;&quot;u&quot;);&quot;ñ&quot;;&quot;n&quot;)" office:value-type="string" office:string-value="florinda" calcext:value-type="string">
            <text:p>florinda</text:p>
          </table:table-cell>
          <table:table-cell table:formula="of:=SUBSTITUTE(SUBSTITUTE(SUBSTITUTE(SUBSTITUTE(SUBSTITUTE(SUBSTITUTE(LOWER([.B10]);&quot;á&quot;;&quot;a&quot;);&quot;é&quot;;&quot;e&quot;);&quot;í&quot;;&quot;i&quot;);&quot;ó&quot;;&quot;o&quot;);&quot;ú&quot;;&quot;u&quot;);&quot;ñ&quot;;&quot;n&quot;)" office:value-type="string" office:string-value="hernandez" calcext:value-type="string">
            <text:p>hernand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i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San Sadurniño</text:p>
          </table:table-cell>
          <table:table-cell office:value-type="string" calcext:value-type="string">
            <text:p>4.850.000-J</text:p>
          </table:table-cell>
          <table:table-cell/>
          <table:table-cell table:formula="of:=SUBSTITUTE(SUBSTITUTE(SUBSTITUTE(SUBSTITUTE(SUBSTITUTE(SUBSTITUTE(LOWER([.A11]);&quot;á&quot;;&quot;a&quot;);&quot;é&quot;;&quot;e&quot;);&quot;í&quot;;&quot;i&quot;);&quot;ó&quot;;&quot;o&quot;);&quot;ú&quot;;&quot;u&quot;);&quot;ñ&quot;;&quot;n&quot;)" office:value-type="string" office:string-value="heli" calcext:value-type="string">
            <text:p>heli</text:p>
          </table:table-cell>
          <table:table-cell table:formula="of:=SUBSTITUTE(SUBSTITUTE(SUBSTITUTE(SUBSTITUTE(SUBSTITUTE(SUBSTITUTE(LOWER([.B11]);&quot;á&quot;;&quot;a&quot;);&quot;é&quot;;&quot;e&quot;);&quot;í&quot;;&quot;i&quot;);&quot;ó&quot;;&quot;o&quot;);&quot;ú&quot;;&quot;u&quot;);&quot;ñ&quot;;&quot;n&quot;)" office:value-type="string" office:string-value="lopez" calcext:value-type="string">
            <text:p>lop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stasia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eda</text:p>
          </table:table-cell>
          <table:table-cell office:value-type="string" calcext:value-type="string">
            <text:p>56.420.000-B</text:p>
          </table:table-cell>
          <table:table-cell/>
          <table:table-cell table:formula="of:=SUBSTITUTE(SUBSTITUTE(SUBSTITUTE(SUBSTITUTE(SUBSTITUTE(SUBSTITUTE(LOWER([.A12]);&quot;á&quot;;&quot;a&quot;);&quot;é&quot;;&quot;e&quot;);&quot;í&quot;;&quot;i&quot;);&quot;ó&quot;;&quot;o&quot;);&quot;ú&quot;;&quot;u&quot;);&quot;ñ&quot;;&quot;n&quot;)" office:value-type="string" office:string-value="anastasia" calcext:value-type="string">
            <text:p>anastasia</text:p>
          </table:table-cell>
          <table:table-cell table:formula="of:=SUBSTITUTE(SUBSTITUTE(SUBSTITUTE(SUBSTITUTE(SUBSTITUTE(SUBSTITUTE(LOWER([.B12]);&quot;á&quot;;&quot;a&quot;);&quot;é&quot;;&quot;e&quot;);&quot;í&quot;;&quot;i&quot;);&quot;ó&quot;;&quot;o&quot;);&quot;ú&quot;;&quot;u&quot;);&quot;ñ&quot;;&quot;n&quot;)" office:value-type="string" office:string-value="martinez" calcext:value-type="string">
            <text:p>martin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món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eda</text:p>
          </table:table-cell>
          <table:table-cell office:value-type="string" calcext:value-type="string">
            <text:p>54.400.000-D</text:p>
          </table:table-cell>
          <table:table-cell/>
          <table:table-cell table:formula="of:=SUBSTITUTE(SUBSTITUTE(SUBSTITUTE(SUBSTITUTE(SUBSTITUTE(SUBSTITUTE(LOWER([.A13]);&quot;á&quot;;&quot;a&quot;);&quot;é&quot;;&quot;e&quot;);&quot;í&quot;;&quot;i&quot;);&quot;ó&quot;;&quot;o&quot;);&quot;ú&quot;;&quot;u&quot;);&quot;ñ&quot;;&quot;n&quot;)" office:value-type="string" office:string-value="simon" calcext:value-type="string">
            <text:p>simon</text:p>
          </table:table-cell>
          <table:table-cell table:formula="of:=SUBSTITUTE(SUBSTITUTE(SUBSTITUTE(SUBSTITUTE(SUBSTITUTE(SUBSTITUTE(LOWER([.B13]);&quot;á&quot;;&quot;a&quot;);&quot;é&quot;;&quot;e&quot;);&quot;í&quot;;&quot;i&quot;);&quot;ó&quot;;&quot;o&quot;);&quot;ú&quot;;&quot;u&quot;);&quot;ñ&quot;;&quot;n&quot;)" office:value-type="string" office:string-value="martin" calcext:value-type="string">
            <text:p>mart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oilán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San Sadurniño</text:p>
          </table:table-cell>
          <table:table-cell office:value-type="string" calcext:value-type="string">
            <text:p>80.810.000-Y</text:p>
          </table:table-cell>
          <table:table-cell/>
          <table:table-cell table:formula="of:=SUBSTITUTE(SUBSTITUTE(SUBSTITUTE(SUBSTITUTE(SUBSTITUTE(SUBSTITUTE(LOWER([.A14]);&quot;á&quot;;&quot;a&quot;);&quot;é&quot;;&quot;e&quot;);&quot;í&quot;;&quot;i&quot;);&quot;ó&quot;;&quot;o&quot;);&quot;ú&quot;;&quot;u&quot;);&quot;ñ&quot;;&quot;n&quot;)" office:value-type="string" office:string-value="froilan" calcext:value-type="string">
            <text:p>froilan</text:p>
          </table:table-cell>
          <table:table-cell table:formula="of:=SUBSTITUTE(SUBSTITUTE(SUBSTITUTE(SUBSTITUTE(SUBSTITUTE(SUBSTITUTE(LOWER([.B14]);&quot;á&quot;;&quot;a&quot;);&quot;é&quot;;&quot;e&quot;);&quot;í&quot;;&quot;i&quot;);&quot;ó&quot;;&quot;o&quot;);&quot;ú&quot;;&quot;u&quot;);&quot;ñ&quot;;&quot;n&quot;)" office:value-type="string" office:string-value="lopez" calcext:value-type="string">
            <text:p>lop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Álvaro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Vázqu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eda</text:p>
          </table:table-cell>
          <table:table-cell office:value-type="string" calcext:value-type="string">
            <text:p>19.730.000-W</text:p>
          </table:table-cell>
          <table:table-cell/>
          <table:table-cell table:formula="of:=SUBSTITUTE(SUBSTITUTE(SUBSTITUTE(SUBSTITUTE(SUBSTITUTE(SUBSTITUTE(LOWER([.A15]);&quot;á&quot;;&quot;a&quot;);&quot;é&quot;;&quot;e&quot;);&quot;í&quot;;&quot;i&quot;);&quot;ó&quot;;&quot;o&quot;);&quot;ú&quot;;&quot;u&quot;);&quot;ñ&quot;;&quot;n&quot;)" office:value-type="string" office:string-value="alvaro" calcext:value-type="string">
            <text:p>alvaro</text:p>
          </table:table-cell>
          <table:table-cell table:formula="of:=SUBSTITUTE(SUBSTITUTE(SUBSTITUTE(SUBSTITUTE(SUBSTITUTE(SUBSTITUTE(LOWER([.B15]);&quot;á&quot;;&quot;a&quot;);&quot;é&quot;;&quot;e&quot;);&quot;í&quot;;&quot;i&quot;);&quot;ó&quot;;&quot;o&quot;);&quot;ú&quot;;&quot;u&quot;);&quot;ñ&quot;;&quot;n&quot;)" office:value-type="string" office:string-value="martin" calcext:value-type="string">
            <text:p>mart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en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26.210.000-M</text:p>
          </table:table-cell>
          <table:table-cell/>
          <table:table-cell table:formula="of:=SUBSTITUTE(SUBSTITUTE(SUBSTITUTE(SUBSTITUTE(SUBSTITUTE(SUBSTITUTE(LOWER([.A16]);&quot;á&quot;;&quot;a&quot;);&quot;é&quot;;&quot;e&quot;);&quot;í&quot;;&quot;i&quot;);&quot;ó&quot;;&quot;o&quot;);&quot;ú&quot;;&quot;u&quot;);&quot;ñ&quot;;&quot;n&quot;)" office:value-type="string" office:string-value="carmen" calcext:value-type="string">
            <text:p>carmen</text:p>
          </table:table-cell>
          <table:table-cell table:formula="of:=SUBSTITUTE(SUBSTITUTE(SUBSTITUTE(SUBSTITUTE(SUBSTITUTE(SUBSTITUTE(LOWER([.B16]);&quot;á&quot;;&quot;a&quot;);&quot;é&quot;;&quot;e&quot;);&quot;í&quot;;&quot;i&quot;);&quot;ó&quot;;&quot;o&quot;);&quot;ú&quot;;&quot;u&quot;);&quot;ñ&quot;;&quot;n&quot;)" office:value-type="string" office:string-value="martin" calcext:value-type="string">
            <text:p>mart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es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ugardos</text:p>
          </table:table-cell>
          <table:table-cell office:value-type="string" calcext:value-type="string">
            <text:p>83.290.000-P</text:p>
          </table:table-cell>
          <table:table-cell/>
          <table:table-cell table:formula="of:=SUBSTITUTE(SUBSTITUTE(SUBSTITUTE(SUBSTITUTE(SUBSTITUTE(SUBSTITUTE(LOWER([.A17]);&quot;á&quot;;&quot;a&quot;);&quot;é&quot;;&quot;e&quot;);&quot;í&quot;;&quot;i&quot;);&quot;ó&quot;;&quot;o&quot;);&quot;ú&quot;;&quot;u&quot;);&quot;ñ&quot;;&quot;n&quot;)" office:value-type="string" office:string-value="teresa" calcext:value-type="string">
            <text:p>teresa</text:p>
          </table:table-cell>
          <table:table-cell table:formula="of:=SUBSTITUTE(SUBSTITUTE(SUBSTITUTE(SUBSTITUTE(SUBSTITUTE(SUBSTITUTE(LOWER([.B17]);&quot;á&quot;;&quot;a&quot;);&quot;é&quot;;&quot;e&quot;);&quot;í&quot;;&quot;i&quot;);&quot;ó&quot;;&quot;o&quot;);&quot;ú&quot;;&quot;u&quot;);&quot;ñ&quot;;&quot;n&quot;)" office:value-type="string" office:string-value="gonzalez" calcext:value-type="string">
            <text:p>gonzal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aías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Dí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arón</text:p>
          </table:table-cell>
          <table:table-cell office:value-type="string" calcext:value-type="string">
            <text:p>1.874.598-Y</text:p>
          </table:table-cell>
          <table:table-cell/>
          <table:table-cell table:formula="of:=SUBSTITUTE(SUBSTITUTE(SUBSTITUTE(SUBSTITUTE(SUBSTITUTE(SUBSTITUTE(LOWER([.A18]);&quot;á&quot;;&quot;a&quot;);&quot;é&quot;;&quot;e&quot;);&quot;í&quot;;&quot;i&quot;);&quot;ó&quot;;&quot;o&quot;);&quot;ú&quot;;&quot;u&quot;);&quot;ñ&quot;;&quot;n&quot;)" office:value-type="string" office:string-value="isaias" calcext:value-type="string">
            <text:p>isaias</text:p>
          </table:table-cell>
          <table:table-cell table:formula="of:=SUBSTITUTE(SUBSTITUTE(SUBSTITUTE(SUBSTITUTE(SUBSTITUTE(SUBSTITUTE(LOWER([.B18]);&quot;á&quot;;&quot;a&quot;);&quot;é&quot;;&quot;e&quot;);&quot;í&quot;;&quot;i&quot;);&quot;ó&quot;;&quot;o&quot;);&quot;ú&quot;;&quot;u&quot;);&quot;ñ&quot;;&quot;n&quot;)" office:value-type="string" office:string-value="sanchez" calcext:value-type="string">
            <text:p>sanch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ilda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Domíngu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ugardos</text:p>
          </table:table-cell>
          <table:table-cell office:value-type="string" calcext:value-type="string">
            <text:p>2.889.876-H</text:p>
          </table:table-cell>
          <table:table-cell/>
          <table:table-cell table:formula="of:=SUBSTITUTE(SUBSTITUTE(SUBSTITUTE(SUBSTITUTE(SUBSTITUTE(SUBSTITUTE(LOWER([.A19]);&quot;á&quot;;&quot;a&quot;);&quot;é&quot;;&quot;e&quot;);&quot;í&quot;;&quot;i&quot;);&quot;ó&quot;;&quot;o&quot;);&quot;ú&quot;;&quot;u&quot;);&quot;ñ&quot;;&quot;n&quot;)" office:value-type="string" office:string-value="casilda" calcext:value-type="string">
            <text:p>casilda</text:p>
          </table:table-cell>
          <table:table-cell table:formula="of:=SUBSTITUTE(SUBSTITUTE(SUBSTITUTE(SUBSTITUTE(SUBSTITUTE(SUBSTITUTE(LOWER([.B19]);&quot;á&quot;;&quot;a&quot;);&quot;é&quot;;&quot;e&quot;);&quot;í&quot;;&quot;i&quot;);&quot;ó&quot;;&quot;o&quot;);&quot;ú&quot;;&quot;u&quot;);&quot;ñ&quot;;&quot;n&quot;)" office:value-type="string" office:string-value="perez" calcext:value-type="string">
            <text:p>per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ndro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Mugardos</text:p>
          </table:table-cell>
          <table:table-cell office:value-type="string" calcext:value-type="string">
            <text:p>21.216.548-Z</text:p>
          </table:table-cell>
          <table:table-cell/>
          <table:table-cell table:formula="of:=SUBSTITUTE(SUBSTITUTE(SUBSTITUTE(SUBSTITUTE(SUBSTITUTE(SUBSTITUTE(LOWER([.A20]);&quot;á&quot;;&quot;a&quot;);&quot;é&quot;;&quot;e&quot;);&quot;í&quot;;&quot;i&quot;);&quot;ó&quot;;&quot;o&quot;);&quot;ú&quot;;&quot;u&quot;);&quot;ñ&quot;;&quot;n&quot;)" office:value-type="string" office:string-value="leandro" calcext:value-type="string">
            <text:p>leandro</text:p>
          </table:table-cell>
          <table:table-cell table:formula="of:=SUBSTITUTE(SUBSTITUTE(SUBSTITUTE(SUBSTITUTE(SUBSTITUTE(SUBSTITUTE(LOWER([.B20]);&quot;á&quot;;&quot;a&quot;);&quot;é&quot;;&quot;e&quot;);&quot;í&quot;;&quot;i&quot;);&quot;ó&quot;;&quot;o&quot;);&quot;ú&quot;;&quot;u&quot;);&quot;ñ&quot;;&quot;n&quot;)" office:value-type="string" office:string-value="alvarez" calcext:value-type="string">
            <text:p>alvar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ria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arón</text:p>
          </table:table-cell>
          <table:table-cell office:value-type="string" calcext:value-type="string">
            <text:p>78.906.540-A</text:p>
          </table:table-cell>
          <table:table-cell/>
          <table:table-cell table:formula="of:=SUBSTITUTE(SUBSTITUTE(SUBSTITUTE(SUBSTITUTE(SUBSTITUTE(SUBSTITUTE(LOWER([.A21]);&quot;á&quot;;&quot;a&quot;);&quot;é&quot;;&quot;e&quot;);&quot;í&quot;;&quot;i&quot;);&quot;ó&quot;;&quot;o&quot;);&quot;ú&quot;;&quot;u&quot;);&quot;ñ&quot;;&quot;n&quot;)" office:value-type="string" office:string-value="gloria" calcext:value-type="string">
            <text:p>gloria</text:p>
          </table:table-cell>
          <table:table-cell table:formula="of:=SUBSTITUTE(SUBSTITUTE(SUBSTITUTE(SUBSTITUTE(SUBSTITUTE(SUBSTITUTE(LOWER([.B21]);&quot;á&quot;;&quot;a&quot;);&quot;é&quot;;&quot;e&quot;);&quot;í&quot;;&quot;i&quot;);&quot;ó&quot;;&quot;o&quot;);&quot;ú&quot;;&quot;u&quot;);&quot;ñ&quot;;&quot;n&quot;)" office:value-type="string" office:string-value="martinez" calcext:value-type="string">
            <text:p>martin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ma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oeche</text:p>
          </table:table-cell>
          <table:table-cell office:value-type="string" calcext:value-type="string">
            <text:p>48.865-J</text:p>
          </table:table-cell>
          <table:table-cell/>
          <table:table-cell table:formula="of:=SUBSTITUTE(SUBSTITUTE(SUBSTITUTE(SUBSTITUTE(SUBSTITUTE(SUBSTITUTE(LOWER([.A22]);&quot;á&quot;;&quot;a&quot;);&quot;é&quot;;&quot;e&quot;);&quot;í&quot;;&quot;i&quot;);&quot;ó&quot;;&quot;o&quot;);&quot;ú&quot;;&quot;u&quot;);&quot;ñ&quot;;&quot;n&quot;)" office:value-type="string" office:string-value="telma" calcext:value-type="string">
            <text:p>telma</text:p>
          </table:table-cell>
          <table:table-cell table:formula="of:=SUBSTITUTE(SUBSTITUTE(SUBSTITUTE(SUBSTITUTE(SUBSTITUTE(SUBSTITUTE(LOWER([.B22]);&quot;á&quot;;&quot;a&quot;);&quot;é&quot;;&quot;e&quot;);&quot;í&quot;;&quot;i&quot;);&quot;ó&quot;;&quot;o&quot;);&quot;ú&quot;;&quot;u&quot;);&quot;ñ&quot;;&quot;n&quot;)" office:value-type="string" office:string-value="garcia" calcext:value-type="string">
            <text:p>garc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Dí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San Sadurniño</text:p>
          </table:table-cell>
          <table:table-cell office:value-type="string" calcext:value-type="string">
            <text:p>21.540.354-A</text:p>
          </table:table-cell>
          <table:table-cell/>
          <table:table-cell table:formula="of:=SUBSTITUTE(SUBSTITUTE(SUBSTITUTE(SUBSTITUTE(SUBSTITUTE(SUBSTITUTE(LOWER([.A23]);&quot;á&quot;;&quot;a&quot;);&quot;é&quot;;&quot;e&quot;);&quot;í&quot;;&quot;i&quot;);&quot;ó&quot;;&quot;o&quot;);&quot;ú&quot;;&quot;u&quot;);&quot;ñ&quot;;&quot;n&quot;)" office:value-type="string" office:string-value="dora" calcext:value-type="string">
            <text:p>dora</text:p>
          </table:table-cell>
          <table:table-cell table:formula="of:=SUBSTITUTE(SUBSTITUTE(SUBSTITUTE(SUBSTITUTE(SUBSTITUTE(SUBSTITUTE(LOWER([.B23]);&quot;á&quot;;&quot;a&quot;);&quot;é&quot;;&quot;e&quot;);&quot;í&quot;;&quot;i&quot;);&quot;ó&quot;;&quot;o&quot;);&quot;ú&quot;;&quot;u&quot;);&quot;ñ&quot;;&quot;n&quot;)" office:value-type="string" office:string-value="martin" calcext:value-type="string">
            <text:p>mart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z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arón</text:p>
          </table:table-cell>
          <table:table-cell office:value-type="string" calcext:value-type="string">
            <text:p>54.546.848-W</text:p>
          </table:table-cell>
          <table:table-cell/>
          <table:table-cell table:formula="of:=SUBSTITUTE(SUBSTITUTE(SUBSTITUTE(SUBSTITUTE(SUBSTITUTE(SUBSTITUTE(LOWER([.A24]);&quot;á&quot;;&quot;a&quot;);&quot;é&quot;;&quot;e&quot;);&quot;í&quot;;&quot;i&quot;);&quot;ó&quot;;&quot;o&quot;);&quot;ú&quot;;&quot;u&quot;);&quot;ñ&quot;;&quot;n&quot;)" office:value-type="string" office:string-value="cruz" calcext:value-type="string">
            <text:p>cruz</text:p>
          </table:table-cell>
          <table:table-cell table:formula="of:=SUBSTITUTE(SUBSTITUTE(SUBSTITUTE(SUBSTITUTE(SUBSTITUTE(SUBSTITUTE(LOWER([.B24]);&quot;á&quot;;&quot;a&quot;);&quot;é&quot;;&quot;e&quot;);&quot;í&quot;;&quot;i&quot;);&quot;ó&quot;;&quot;o&quot;);&quot;ú&quot;;&quot;u&quot;);&quot;ñ&quot;;&quot;n&quot;)" office:value-type="string" office:string-value="ruiz" calcext:value-type="string">
            <text:p>rui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ci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Fene</text:p>
          </table:table-cell>
          <table:table-cell office:value-type="string" calcext:value-type="string">
            <text:p>65.465.446-V</text:p>
          </table:table-cell>
          <table:table-cell/>
          <table:table-cell table:formula="of:=SUBSTITUTE(SUBSTITUTE(SUBSTITUTE(SUBSTITUTE(SUBSTITUTE(SUBSTITUTE(LOWER([.A25]);&quot;á&quot;;&quot;a&quot;);&quot;é&quot;;&quot;e&quot;);&quot;í&quot;;&quot;i&quot;);&quot;ó&quot;;&quot;o&quot;);&quot;ú&quot;;&quot;u&quot;);&quot;ñ&quot;;&quot;n&quot;)" office:value-type="string" office:string-value="gracia" calcext:value-type="string">
            <text:p>gracia</text:p>
          </table:table-cell>
          <table:table-cell table:formula="of:=SUBSTITUTE(SUBSTITUTE(SUBSTITUTE(SUBSTITUTE(SUBSTITUTE(SUBSTITUTE(LOWER([.B25]);&quot;á&quot;;&quot;a&quot;);&quot;é&quot;;&quot;e&quot;);&quot;í&quot;;&quot;i&quot;);&quot;ó&quot;;&quot;o&quot;);&quot;ú&quot;;&quot;u&quot;);&quot;ñ&quot;;&quot;n&quot;)" office:value-type="string" office:string-value="gomez" calcext:value-type="string">
            <text:p>gom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latea</text:p>
          </table:table-cell>
          <table:table-cell office:value-type="string" calcext:value-type="string">
            <text:p>Muñiz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ugardos</text:p>
          </table:table-cell>
          <table:table-cell office:value-type="string" calcext:value-type="string">
            <text:p>4.465.464-Z</text:p>
          </table:table-cell>
          <table:table-cell/>
          <table:table-cell table:formula="of:=SUBSTITUTE(SUBSTITUTE(SUBSTITUTE(SUBSTITUTE(SUBSTITUTE(SUBSTITUTE(LOWER([.A26]);&quot;á&quot;;&quot;a&quot;);&quot;é&quot;;&quot;e&quot;);&quot;í&quot;;&quot;i&quot;);&quot;ó&quot;;&quot;o&quot;);&quot;ú&quot;;&quot;u&quot;);&quot;ñ&quot;;&quot;n&quot;)" office:value-type="string" office:string-value="galatea" calcext:value-type="string">
            <text:p>galatea</text:p>
          </table:table-cell>
          <table:table-cell table:formula="of:=SUBSTITUTE(SUBSTITUTE(SUBSTITUTE(SUBSTITUTE(SUBSTITUTE(SUBSTITUTE(LOWER([.B26]);&quot;á&quot;;&quot;a&quot;);&quot;é&quot;;&quot;e&quot;);&quot;í&quot;;&quot;i&quot;);&quot;ó&quot;;&quot;o&quot;);&quot;ú&quot;;&quot;u&quot;);&quot;ñ&quot;;&quot;n&quot;)" office:value-type="string" office:string-value="muniz" calcext:value-type="string">
            <text:p>muniz</text:p>
          </table:table-cell>
          <table:table-cell table:number-columns-repeated="3"/>
        </table:table-row>
      </table:table>
      <table:table table:name="Estadísticas" table:style-name="ta1" table:print="false">
        <table:table-column table:style-name="co9" table:default-cell-style-name="ce4"/>
        <table:table-column table:style-name="co10" table:number-columns-repeated="2" table:default-cell-style-name="ce3"/>
        <table:table-row table:style-name="ro1">
          <table:table-cell table:style-name="Default" table:number-columns-repeated="3"/>
        </table:table-row>
        <table:table-row table:style-name="ro1">
          <table:table-cell table:style-name="Default"/>
          <table:table-cell table:style-name="ce5" office:value-type="string" calcext:value-type="string">
            <text:p>Hombre</text:p>
          </table:table-cell>
          <table:table-cell table:style-name="ce5" office:value-type="string" calcext:value-type="string">
            <text:p>Mujer</text:p>
          </table:table-cell>
        </table:table-row>
        <table:table-row table:style-name="ro2">
          <table:table-cell office:value-type="string" calcext:value-type="string">
            <text:p>Naró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 Somoz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e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gard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 Sadurniñ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</table:table>
      <table:named-expressions>
        <table:named-expression table:name="Comunes" table:base-cell-address="$Hoja1.$R$1" table:expression="$Hoja1.$#REF!$2:$#REF!$41"/>
        <table:named-range table:name="ferrol" table:base-cell-address="$Hoja1.$N$117" table:cell-range-address="$Hoja1.$L$107:.$L$117"/>
        <table:named-range table:name="galicia" table:base-cell-address="$Hoja1.$P$5" table:cell-range-address="$Hoja1.$K$1:.$L$5"/>
        <table:named-range table:name="nombres" table:base-cell-address="$Hoja1.$E$1" table:cell-range-address="$Hoja1.$A$1:.$D$200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2" number:min-integer-digits="1" number:grouping="true"/>
      <number:text> €</number:text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5">00/00/0000</text:date>, <text:time style:data-style-name="N2" text:time-value="11:08:08.30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4-06-08T12:26:25.57</meta:creation-date>
    <dc:date>2015-10-25T11:08:43.773000000</dc:date>
    <dc:creator>Diego Fernández Yebra</dc:creator>
    <meta:editing-duration>PT42M39S</meta:editing-duration>
    <meta:editing-cycles>5</meta:editing-cycles>
    <meta:generator>LibreOffice/4.2.4.2$Windows_x86 LibreOffice_project/63150712c6d317d27ce2db16eb94c2f3d7b699f8</meta:generator>
    <meta:document-statistic meta:table-count="2" meta:cell-count="223" meta:object-count="0"/>
  </office:meta>
</office:document-meta>
</file>